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7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7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aj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IN PROGRESS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yckoff para operar en tiempo re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 table:number-rows-repeated="5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8:18:17.7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7-23T22:14:13.382000000</dc:date>
    <meta:editing-duration>PT13H8M33S</meta:editing-duration>
    <meta:editing-cycles>28</meta:editing-cycles>
    <meta:generator>LibreOffice/7.1.1.2$Windows_X86_64 LibreOffice_project/fe0b08f4af1bacafe4c7ecc87ce55bb426164676</meta:generator>
    <meta:document-statistic meta:table-count="1" meta:cell-count="125" meta:object-count="0"/>
  </office:meta>
</office:document-meta>
</file>